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1">
      <style:paragraph-properties fo:text-align="justify" style:justify-single-word="false"/>
    </style:style>
    <style:style style:name="P3" style:family="paragraph" style:parent-style-name="Standard"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1" style:family="paragraph" style:parent-style-name="Название_20_объекта">
      <style:paragraph-properties fo:text-align="center" style:justify-single-word="false"/>
    </style:style>
    <style:style style:name="P12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style:font-name-complex="Courier New"/>
    </style:style>
    <style:style style:name="T5" style:family="text">
      <style:text-properties style:font-name="Courier New" fo:language="en" fo:country="US" style:font-name-complex="Courier New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fo:background-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2" text:outline-level="1">сишные трюки<text:line-break/>(<text:span text:style-name="T1">19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8"/>
      <text:p text:style-name="P10"><text:span text:style-name="T3">очередная порция трюков от мыщъх</text:span><text:span text:style-name="T2">'</text:span><text:span text:style-name="T3">а — загрузка </text:span><text:span text:style-name="T2">dll </text:span><text:span text:style-name="T3">с турбо-наддувом. прямого отношения к си не имеет, однако, работает (не без изменений, конечно) как под </text:span><text:span text:style-name="T2">windows</text:span><text:span text:style-name="T3">, так и </text:span><text:span text:style-name="T2">Linux/BSD</text:span><text:span text:style-name="T3">, ускоряя загрузку динамических библиотек в десятки и даже тысячи раз, а как дополнительный бонус — затрудняет дизассемблирование программы и препятствует снятию дампа, что очень даже хорошо!</text:span></text:p>
      <text:h text:style-name="Heading_20_2" text:outline-level="2"><text:span text:style-name="T1">#1 –</text:span> генерация таблицы вызовов на стадии компиляции</text:h>
      <text:p text:style-name="P9">Загрузка динамических библиотек занимает значительное время, особенно при большом количестве импортируемых функций. И хотя <text:span text:style-name="T1">Microsoft</text:span> предлагает кучу продвинутых типов импорта (<text:span text:style-name="T1">bound import, delay import) </text:span>положение они не исправляют, а при динамическом импорте, когда определение адресов функций определяется посредством <text:span text:style-name="T1">GetProcAddress (</text:span>один вызов на каждую функцию), производительность вообще падает ниже плинтуса. В <text:span text:style-name="T1">Linux/BSD </text:span>ситуация обстоит не так плачевно, но все равно издержки на загрузку динамических библиотек весьма значительны, потому, оптимизацией приходится заниматься самостоятельно.</text:p>
      <text:p text:style-name="P9">Идея состоит в переносе вызовов <text:span text:style-name="T1">GetProcAddress </text:span>из реал-тайма на стадию компиляции программы, при которой время их выполнения уже не так существенно (в самом деле, какая разница сколько собирается программа — 60 или 90 минут, главное, — чтобы она работала как фотонный звездолет).</text:p>
      <text:p text:style-name="P9">Последовательность действий при этом такова (разумеется, здесь дается лишь общая схема без углубления в детали):</text:p>
      <text:p text:style-name="P9"/>
      <text:list xml:id="list3610752666439194650" text:style-name="WW8Num11">
        <text:list-item>
          <text:p text:style-name="P2">компилируем <text:span text:style-name="T1">DLL </text:span>как обычно;</text:p>
        </text:list-item>
        <text:list-item>
          <text:p text:style-name="P2">пишем вспомогательную утилиту, загружающую <text:span text:style-name="T1">DLL </text:span>вызовом <text:span text:style-name="T5">h = LoadLibrary("dll_name.dll")</text:span> для определения ее базового адреса, зная который нетрудно вычислить <text:span text:style-name="T1">RVA</text:span>-адреса всех экспортируемых функций: <text:span text:style-name="T5">RVA_Fn = (DWORD)GetProcAddress("Fn") - (DWORD)h</text:span><text:span text:style-name="T4">;</text:span> остается только сгенерировать заголовочный <text:span text:style-name="T1">.h </text:span>файл, поместив туда прототипы функций: <text:span text:style-name="T4">typedef int (*$Fn)(</text:span><text:span text:style-name="T5">int</text:span><text:span text:style-name="T4">);</text:span><text:span text:style-name="T5"> $Fn Fn;</text:span><text:span text:style-name="T1"> </text:span>вместе <text:span text:style-name="T1">c </text:span>процедурой их инициализации<text:span text:style-name="T1">:</text:span> <text:span text:style-name="T5">init_name_dll</text:span><text:span text:style-name="T4">(</text:span><text:span text:style-name="T5">HANDLE h) {Fn = ($Fn) ((DWORD)Fn + (DWORD)h );}</text:span>. Конечно, без хака тут не обошлось и наглое преобразование указателей в <text:span text:style-name="T1">DWORD </text:span>при переносе на другие платформы ни к чему хорошему не приведет, поэтому, в коммерческих продуктах, придется чуть-чуть усовершенствовать наш генератор, поставляя вместо <text:span text:style-name="T1">DWORD </text:span>целочисленный тип с размером, равным размеру указателю на функцию, что делается либо вручную с учетом разрядности конкретной платформы (например, <text:span text:style-name="T1">x86-64)</text:span>, либо цепочкой <text:span text:style-name="T1">#if/#else </text:span>в препроцессоре, но это уже детали;</text:p>
        </text:list-item>
        <text:list-item>
          <text:p text:style-name="P2">подключаем сгенерированный заголовочный файл к базовой программе, загружаем динамическую библиотеку через <text:span text:style-name="T5">h = LoadLibrary("dll</text:span><text:span text:style-name="T4">_</text:span><text:span text:style-name="T5">name.dll")</text:span> и передаем полученный базовый адрес процедуре инициации <text:span text:style-name="T4">init_dll_name(</text:span><text:span text:style-name="T5">h</text:span><text:span text:style-name="T4">);</text:span></text:p>
        </text:list-item>
        <text:list-item>
          <text:p text:style-name="P2">экспортируемые функции вызываем как обычно, например, <text:span text:style-name="T5">a=Fn(b);</text:span> (законченный пример реализации можно найти в файлах trick-01<text:span text:style-name="T1">-*</text:span>, собранных в архив <text:span text:style-name="T1">tricks-19h.7z</text:span>, прилагаемый к журналу<text:span text:style-name="T1">);</text:span></text:p>
        </text:list-item>
      </text:list>
      <text:p text:style-name="P7"/>
      <text:p text:style-name="P9">За счет чего достигается преимущество в скорости? На первый взгляд, процедура инициации должна "съесть" весь выигрыш. Однако, функция <text:span text:style-name="T5">GetProcAddress</text:span><text:span text:style-name="T1"> </text:span>выполняется _намного_ медленнее, чем сложение двух переменных <text:span text:style-name="T4">((DWORD)Fn</text:span><text:span text:style-name="T5"> </text:span><text:span text:style-name="T4">+</text:span><text:span text:style-name="T5"> </text:span><text:span text:style-name="T4">(DWORD)h)</text:span> в процедуре инициализации загружаемой динамической библиотеки. Тоже самое относится и к статической компоновке, при которой для каждой импортируемой функции осуществляется "полнотекстовой" поиск в таблице экспорта.</text:p>
      <text:p text:style-name="P9">Накладных расходов на вызов функции у нас нет и они вызываются так же, как и функции, импортируемые обычным образом (<text:span text:style-name="T5">CALL</text:span><text:span text:style-name="T4"> </text:span><text:span text:style-name="T5">DS:[func_name]</text:span><text:span text:style-name="T1">)</text:span>, но если с обычным импортом любой дизассемблер справляется на ура, то в нашем случае <text:span text:style-name="T1">func_name </text:span>представляет <text:span text:style-name="T1">RVA </text:span>адрес, совершенно ничего не говорящий ни дизассемблеру, ни хакеру (<text:span text:style-name="T8">см. листинг 1</text:span>) и <text:soft-page-break/>чтобы определить что именно за функция вызывается, необходимо прогнать программу под отладчиком или снять с нее дамп (а помешать отладчику намного проще, чем дизассемблеру!).</text:p>
      <text:p text:style-name="P9"/>
      <text:p text:style-name="P4">0401034<text:tab/><text:tab/>push<text:tab/>0</text:p>
      <text:p text:style-name="P1"><text:span text:style-name="T6">0401036<text:tab/><text:tab/>push<text:tab/>offset aHello</text:span><text:span text:style-name="T7">_1</text:span></text:p>
      <text:p text:style-name="P4">040103B<text:tab/><text:tab/>push<text:tab/>offset aHello_0</text:p>
      <text:p text:style-name="P4">0401040<text:tab/><text:tab/>push<text:tab/>0</text:p>
      <text:p text:style-name="P1"><text:span text:style-name="T6">0401042<text:tab/><text:tab/>call<text:tab/>off_405030<text:tab/></text:span><text:span text:style-name="T7">; </text:span><text:span text:style-name="T6">вызов </text:span><text:span text:style-name="T7">MessageBoxA</text:span></text:p>
      <text:p text:style-name="P5">…</text:p>
      <text:p text:style-name="P1"><text:span text:style-name="T6">0405030</text:span><text:span text:style-name="T7"><text:tab/><text:tab/></text:span><text:span text:style-name="T6">off_405030 dd 3D81h</text:span><text:span text:style-name="T7"><text:tab/>; &lt;- </text:span><text:span text:style-name="T6">ничего не говорящий </text:span><text:span text:style-name="T7">RVA-</text:span><text:span text:style-name="T6">адрес</text:span></text:p>
      <text:p text:style-name="P11">Листинг <text:sequence text:ref-name="refЛистинг0" text:name="Листинг" text:formula="ooow:Листинг+1" style:num-format="1">1</text:sequence><text:span text:style-name="T1"> IDA Pro </text:span>не смогла распознать "хитрый" импорт <text:span text:style-name="T1">API-</text:span>функции <text:span text:style-name="T1">MessageBoxA</text:span></text:p>
      <text:p text:style-name="P9">Единственный недостаток предложенного метода в том, что при изменении динамической библиотеки, целевое приложение придется перекомпилировать заново, что не есть гуд и нужно что-то делать. А что мы, собственно, можем сделать?!</text:p>
      <text:h text:style-name="Heading_20_2" text:outline-level="2"><text:span text:style-name="T1">#2 –</text:span> универсальный загрузчик динамических библиотек</text:h>
      <text:p text:style-name="P9">Для чужих библиотек мы, действительно, ничего не можем сделать, поэтому дальше будем говорить только о своих собственных. Совсем несложно расположить в <text:span text:style-name="T1">DLL </text:span>специальный массив, хранящий указатели на все "внешние" функции в строго обозначенном порядке, а затем экспортировать его, попутно сократив при этом размер таблицы экспорта, поскольку, указатель на массив окажется _единственным_ экспортируемым элементом.</text:p>
      <text:p text:style-name="P9">При изменении версии <text:span text:style-name="T1">DLL </text:span>адреса функций могут меняться, как и адрес массива указателей на них, но это уже не развалит нашу программу, поскольку, адрес массива прописан в таблице экспорта, а указатели на функции — в нем самом (<text:span text:style-name="T8">см. листинг 2</text:span>).</text:p>
      <text:p text:style-name="P7"/>
      <text:p text:style-name="P6">int done;</text:p>
      <text:p text:style-name="P3">__declspec(dllexport) DWORD f_table[2];</text:p>
      <text:p text:style-name="Standard"><text:span text:style-name="T6">BOOL WINAPI DllMain(HINSTANCE hs, DWORD </text:span><text:span text:style-name="T7">reason</text:span><text:span text:style-name="T6">,</text:span><text:span text:style-name="T7"> </text:span><text:span text:style-name="T6">LPVOID lpvRes)</text:span></text:p>
      <text:p text:style-name="P3">{</text:p>
      <text:p text:style-name="P3"><text:tab/>if (done) return 1; done = 1;</text:p>
      <text:p text:style-name="P3"><text:tab/>f_table[0] = (DWORD)foo - (DWORD) hs;</text:p>
      <text:p text:style-name="P3"><text:tab/>f_table[1] = (DWORD)bar - (DWORD) hs;</text:p>
      <text:p text:style-name="P6"><text:tab/></text:p>
      <text:p text:style-name="P3"><text:tab/>return 1;</text:p>
      <text:p text:style-name="P3">}</text:p>
      <text:p text:style-name="P11">Листинг<text:span text:style-name="T1"> </text:span><text:sequence text:ref-name="refЛистинг1" text:name="Листинг" text:formula="ooow:Листинг+1" style:num-format="1">2</text:sequence><text:span text:style-name="T1"> </text:span>"рукотворная" таблица экспорта. намного лучше, чем у <text:span text:style-name="T1">Microsoft</text:span></text:p>
      <text:p text:style-name="P9">Постойте, но ведь… при этом мы фактически создадим свой собственный вариант таблицы экспорта. Чем он будет лучше уже существующего в реализации от <text:span text:style-name="T1">Microsoft?! </text:span>А тем, что в _нашем_ массиве поиск экспортируемых функций _не_ осуществляется. Вместо этого выполняется обращение по предопределенным индексам. Оверхид на вызов функций ничуть не увеличивается, защищенность программы так же остается на высоте (дизассемблер показывает ничего незначащие <text:span text:style-name="T1">RVA</text:span>-адреса), а единственным побочным эффектом становится невозможность удаления из массива уже существующих индексов (иначе нарушится их последовательность!). Добавлять новые функции (к концу массива) — можно, а вот удалять старые — нет. То есть, функции из <text:span text:style-name="T1">DLL </text:span>удалять, конечно, можно, но вот указатели из массива все-таки придется оставить, прописав там 0 (типа нет такой функции) или воткнув указатель на функцию-пустышку, ничего не делающую, а только возвращающую код ошибки.</text:p>
      <text:p text:style-name="P9">Готовый пример содержится в файлах trick-03<text:span text:style-name="T1">-*</text:span>, собранных в архив <text:span text:style-name="T1">tricks-19h.7z</text:span>, прилагаемый к журналу.</text:p>
      <text:h text:style-name="Heading_20_2" text:outline-level="2"><text:span text:style-name="T1">#3 – </text:span>реальный хардкод физических адресов</text:h>
      <text:p text:style-name="P9">Предыдущий вариант можно значительно улучшить, отказавшись от процедуры инициализации фактических адресов функций, складывающей <text:span text:style-name="T1">RVA-адрес </text:span>_каждой_ функции с базовым адресом загрузки динамической библиотеки: <text:span text:style-name="T4">foo</text:span><text:span text:style-name="T5"> </text:span><text:span text:style-name="T4">=</text:span><text:span text:style-name="T5"> </text:span><text:span text:style-name="T4">($foo) ((DWORD)foo +  (DWORD)h);</text:span> И ведь все это происходит в ран-тайме! Естественно, чем больше мы импортируем функций, тем дольше длиться загрузка.</text:p>
      <text:p text:style-name="P9">К счастью, задел для оптимизации есть и какой задел!!! Во-первых, сначала динамическая библиотека инициализирует массив функций, вычитая (в ран-тайме) базовый адрес загрузки модуля из адреса _каждой_ функции, чтобы получить <text:span text:style-name="T1">RVA-</text:span>адрес, который затем приходится преобразовывать в фактический адрес функции складывая (опять-таки в ран-тайме) <text:soft-page-break/><text:span text:style-name="T1">RVA </text:span>с базовым адресом загрузки модуля. Зачем нам делать двойную работу?! А затем, что базовый адрес, прописанный в заголовке <text:span text:style-name="T1">DLL</text:span>, является не более чем рекомендацией и системный загрузчик может расположить библиотеку где-нибудь в другом месте, особенно, если выясниться, что диапазон адресов, на которых она претендует, уже кем-то занят.</text:p>
      <text:p text:style-name="P9">Однако, учитывая, что _все_ нормальные динамические библиотеки имеют таблицу перемещаемых элементов (фиксапы), благодаря чему могут быть перемещены по любому свободному адресу, то для самих себя мы можем сделать исключение: убив таблицу перемещаемых элементов у исполняемого файла и <text:span text:style-name="T1">DLL (</text:span>ключ <text:span text:style-name="T1">/FIXED </text:span>линкера <text:span text:style-name="T1">MS Link)</text:span>, заставим систему грузить их по требуемому адресу, а не куда хвост на душу положит.</text:p>
      <text:p text:style-name="P9">Главное, выбрать адреса загрузки так, что бы не зацепить библиотеки <text:span text:style-name="T1">NTDLL.DLL </text:span>и <text:span text:style-name="T1">KERNEL32.DLL</text:span>, поскольку они проецируются на адресное пространство процесса еще до его создания и потому становятся неперемещаемыми. Во всех системах вплоть до Вислы, эта парочка прижата к верхней границе пользовательского адресного пространства (2<text:span text:style-name="T1"> </text:span>Гбайта по умолчанию), так что волноваться не приходится. Но вот Висла с ее рандомизацией адресного пространства выбирает случайные адреса загрузки для всех системных библиотек, включая <text:span text:style-name="T1">NTDLL.DLL/KEREL32.DLL</text:span>. Как быть?! Поковырявшись в ядре, мыщъх выяснил, что они ни при каких обстоятельствах не могут опускаться ниже отметки в 32 Мбайта, так что оперативный простор для загрузки своих <text:span text:style-name="T1">DLL </text:span>у нас есть, а остальные — пускай подвинутся.</text:p>
      <text:p text:style-name="P9">Скорость загрузки при этом возрастает во много раз, программный код существенно упрощается (см. файлы trick-03-*), но это ерунда. А вот если расположить динамическую библиотеку _перед_ исполняемым файлом (т.е. в более младших адресах) это серьезно озадачит дамперы процессов и все полученные дампы для непосредственного дизассемблирования окажутся _непригодными_</text:p>
      <text:p text:style-name="P9">Но оптимизация на этом не заканчивается, а только начинается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5-07T11:46:00</dc:date>
    <meta:editing-cycles>115</meta:editing-cycles>
    <meta:editing-duration>PT4H54M</meta:editing-duration>
    <meta:document-statistic meta:table-count="0" meta:image-count="0" meta:object-count="0" meta:page-count="3" meta:paragraph-count="45" meta:word-count="1209" meta:character-count="8996" meta:non-whitespace-character-count="7812"/>
    <meta:generator>LibreOffice/5.1.4.2$Windows_x86 LibreOffice_project/f99d75f39f1c57ebdd7ffc5f42867c12031db97a</meta:generator>
  </office:meta>
</office:document-meta>
</file>